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98d40" officeooo:paragraph-rsid="00598d40"/>
    </style:style>
    <style:style style:name="P26" style:family="paragraph" style:parent-style-name="Standard">
      <style:text-properties officeooo:rsid="005ee66c" officeooo:paragraph-rsid="005ee66c"/>
    </style:style>
    <style:style style:name="P27" style:family="paragraph" style:parent-style-name="Standard">
      <style:text-properties officeooo:rsid="005f0ad2" officeooo:paragraph-rsid="005f0ad2"/>
    </style:style>
    <style:style style:name="P28" style:family="paragraph" style:parent-style-name="Standard">
      <style:text-properties officeooo:rsid="006477ea" officeooo:paragraph-rsid="006477ea"/>
    </style:style>
    <style:style style:name="P29" style:family="paragraph" style:parent-style-name="Standard">
      <style:text-properties officeooo:rsid="0065a108" officeooo:paragraph-rsid="0065a108"/>
    </style:style>
    <style:style style:name="P30" style:family="paragraph" style:parent-style-name="Standard">
      <style:text-properties officeooo:rsid="0066c393" officeooo:paragraph-rsid="0066c393"/>
    </style:style>
    <style:style style:name="P31" style:family="paragraph" style:parent-style-name="Standard">
      <style:text-properties officeooo:rsid="0067df7c" officeooo:paragraph-rsid="0067df7c"/>
    </style:style>
    <style:style style:name="P32" style:family="paragraph" style:parent-style-name="Standard">
      <style:text-properties officeooo:rsid="00698ff8" officeooo:paragraph-rsid="00698ff8"/>
    </style:style>
    <style:style style:name="P33" style:family="paragraph" style:parent-style-name="Standard">
      <style:text-properties officeooo:rsid="006cd0f8" officeooo:paragraph-rsid="006fda01"/>
    </style:style>
    <style:style style:name="P34" style:family="paragraph" style:parent-style-name="Standard">
      <style:text-properties officeooo:rsid="006d67ba" officeooo:paragraph-rsid="006d67ba"/>
    </style:style>
    <style:style style:name="P35" style:family="paragraph" style:parent-style-name="Standard">
      <style:text-properties officeooo:rsid="006faeff" officeooo:paragraph-rsid="006faeff"/>
    </style:style>
    <style:style style:name="P36" style:family="paragraph" style:parent-style-name="Standard">
      <style:text-properties officeooo:rsid="00520bbb" officeooo:paragraph-rsid="0070bb05"/>
    </style:style>
    <style:style style:name="P37" style:family="paragraph" style:parent-style-name="Standard">
      <style:text-properties officeooo:rsid="006477ea" officeooo:paragraph-rsid="006477ea"/>
    </style:style>
    <style:style style:name="P38" style:family="paragraph" style:parent-style-name="Standard">
      <style:text-properties officeooo:rsid="0050bc72" officeooo:paragraph-rsid="0070bb05"/>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style:style style:name="T18" style:family="text">
      <style:text-properties officeooo:rsid="00600ae6"/>
    </style:style>
    <style:style style:name="T19" style:family="text">
      <style:text-properties officeooo:rsid="00605bdc"/>
    </style:style>
    <style:style style:name="T20" style:family="text">
      <style:text-properties officeooo:rsid="006477ea"/>
    </style:style>
    <style:style style:name="T21" style:family="text">
      <style:text-properties officeooo:rsid="00674ac0"/>
    </style:style>
    <style:style style:name="T22" style:family="text">
      <style:text-properties officeooo:rsid="00687962"/>
    </style:style>
    <style:style style:name="T23" style:family="text">
      <style:text-properties officeooo:rsid="0069f873"/>
    </style:style>
    <style:style style:name="T24" style:family="text">
      <style:text-properties officeooo:rsid="006d67ba"/>
    </style:style>
    <style:style style:name="T25" style:family="text">
      <style:text-properties officeooo:rsid="006fda01"/>
    </style:style>
    <style:style style:name="T26" style:family="text">
      <style:text-properties officeooo:rsid="00711896"/>
    </style:style>
    <style:style style:name="T27" style:family="text">
      <style:text-properties officeooo:rsid="00718c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text:span text:style-name="T26">\</text:span>“Penetration Testing with Kali Linux<text:span text:style-name="T26">\</text:span>”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text:span text:style-name="T26">\</text:span>“end goal<text:span text:style-name="T26">\</text:span>”.</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text:span text:style-name="T26">\</text:span>“go-to<text:span text:style-name="T26">\</text:span>”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ext:span text:style-name="T8">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
      <text:p text:style-name="P3"><text:soft-page-break/>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28">In terms of networking experience you should understand what an IP address is, what a port is, and some basics regarding firewalls.</text:p>
      <text:p text:style-name="P28"/>
      <text:p text:style-name="P38">Do I Need to Know how to Code?</text:p>
      <text:p text:style-name="P38"/>
      <text:p text:style-name="P38">This is kind of a tricky question. If you have basic scripting skills then you should be fine. The only times I needed to use development skills were when I was creating basic scripts to accomplish tasks. I will say however, when you are modifying a public exploit (like one<text:span text:style-name="T27">s</text:span>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38"/>
      <text:p text:style-name="P36">I’m sure every student will have their own experiences however I would advise you to at least know a little Python before you go in.</text:p>
      <text:p text:style-name="P16"/>
      <text:p text:style-name="P17">How are the labs different than VulnHub or Hack the Box?</text:p>
      <text:p text:style-name="P17"/>
      <text:p text:style-name="P17">This was something I questioned before going in and the response is simply, <text:span text:style-name="T27">\</text:span>“<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20"/>
      <text:p text:style-name="P29">GPEN vs OSCP</text:p>
      <text:p text:style-name="P29"/>
      <text:p text:style-name="P29">This is something I’ve been asked several times so I figured I should document it here. <text:span text:style-name="T27">\</text:span>“Which is better, the GPEN or OSCP<text:span text:style-name="T27">\</text:span>”. Now that I have both certifications I would strongly say that the OSCP is hands down the better certification. </text:p>
      <text:p text:style-name="P29"/>
      <text:p text:style-name="P30">To be fair, the OSCP had the advantage going in. The GPEN is a 5 day long course followed by a multiple choice exam. Whereas the OSCP can take up to 3 months of practice and ends with a 24 hour, hands on hacking fest. <text:span text:style-name="T21">You will learn MUCH more from the OSCP.</text:span></text:p>
      <text:p text:style-name="P30"/>
      <text:p text:style-name="P31">Additionally, the OSCP is 1/7th to 1/8th the cost compared to the GPEN. <text:span text:style-name="T22">If you are looking to get into professional penetration testing I would recommend the OSCP. I believe the GPEN is meant more for defensive security professionals to get an understanding of attacking, rather than make them pen testers.</text:span></text:p>
      <text:p text:style-name="P20"/>
      <text:p text:style-name="P21">What I Wish I Knew Going In</text:p>
      <text:p text:style-name="P21"/>
      <text:p text:style-name="P22"><text:soft-page-break/>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
      <text:p text:style-name="P25">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5"/>
      <text:p text:style-name="P28">6. Practice your Buffer Overflows. They are an important part of the course and something that will lead to the OSCE.</text:p>
      <text:p text:style-name="P28"/>
      <text:p text:style-name="P32">7. Do the lab report. Doing so will be excellent practice for the exam report and you can potentially earn 5 points.</text:p>
      <text:p text:style-name="P32"/>
      <text:p text:style-name="P32">8. <text:span text:style-name="T23">Create an exam report template ahead of time. After you’ve spent hours working on the exam machines you aren’t going to want to figure out the minute details of report writing. That is why you should create an exam template ahead of time, so you can just drop your screenshots in and describe your results.</text:span></text:p>
      <text:p text:style-name="P25"/>
      <text:p text:style-name="P26">What Makes the OSCP So Difficult?</text:p>
      <text:p text:style-name="P26"/>
      <text:p text:style-name="P27">This was the biggest question I had going in. I only recently graduated college, with minimal professional security experience going in, and reading reviews of much more experienced people made me nervous. One person had over twenty years of experience and still failed the exam! If that was the case, how could I ever hope to pass?</text:p>
      <text:p text:style-name="P27"/>
      <text:p text:style-name="P27">If you have the same fears, let me quell them a bit. The OSCP is not that hard. It is specifically an introductory cert<text:span text:style-name="T20">ification</text:span>.</text:p>
      <text:p text:style-name="P27"/>
      <text:p text:style-name="P27">But why do so many people fail? I have a theory. The key is to note that the OSCP (as much as it tries to be) is not <text:span text:style-name="T19">made of </text:span>REAL system<text:span text:style-name="T19">s</text:span>. It was designed such that a student could go from outside to root in a matter of hours. <text:span text:style-name="T18">As a result there are subtle hints and tells that any hand-crafted vulnerable system will have. If you are a professional penetration tester who doesn’t happen to have a ton of experience with CTF’s you would likely fail because you aren’t used to this dynamic.</text:span></text:p>
      <text:p text:style-name="P27"/>
      <text:p text:style-name="P33">Ultimately I think this is what trips people up and causes a lot of issues. If you take your time, go through the standard vulnerable tropes, and #TryHarder you’ll ace the exam.</text:p>
      <text:p text:style-name="P33"><text:soft-page-break/></text:p>
      <text:p text:style-name="P33"><text:span text:style-name="T25">Conclusion</text:span></text:p>
      <text:p text:style-name="P34"/>
      <text:p text:style-name="P34">It was a long road and one I thoroughly enjoyed. I’m very proud of my exam results and that I passed on the first attempt. I highly recommend the OSCP to anyone looking to get a technical edge in Information Security.</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22T14:13:29.888917250</dc:date>
    <meta:editing-duration>PT17H45M50S</meta:editing-duration>
    <meta:editing-cycles>82</meta:editing-cycles>
    <meta:generator>LibreOffice/6.0.3.2$Linux_X86_64 LibreOffice_project/00m0$Build-2</meta:generator>
    <meta:document-statistic meta:table-count="0" meta:image-count="0" meta:object-count="0" meta:page-count="4" meta:paragraph-count="45" meta:word-count="1615" meta:character-count="9166" meta:non-whitespace-character-count="7591"/>
  </office:meta>
</office:document-meta>
</file>